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669000016E81FD63D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style:font-name="Arial Nova" fo:font-size="14pt" fo:language="fr" fo:country="F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Nova" fo:font-size="14pt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Arial Nova" fo:font-size="13pt" fo:language="fr" fo:country="FR" style:font-size-asian="13pt" style:font-size-complex="13pt"/>
    </style:style>
    <style:style style:name="P5" style:family="paragraph" style:parent-style-name="Standard">
      <style:text-properties style:font-name="Arial Nova" fo:font-size="13pt" fo:language="fr" fo:country="F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 Nova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Arial Nova" fo:font-size="13pt" fo:language="fr" fo:country="FR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Arial Nova" fo:font-size="13pt" fo:language="fr" fo:country="FR" style:font-size-asian="13pt" style:font-size-complex="13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Arial Nova" fo:font-size="12pt" fo:language="fr" fo:country="F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000000" draw:marker-start-width="0.369cm" draw:marker-end-width="0.369cm" draw:fill="solid" draw:fill-color="#000000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1cm" svg:stroke-color="#000000" draw:marker-start-width="0.369cm" draw:marker-end-width="0.369cm" draw:fill="solid" draw:fill-color="#ffffff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1cm" svg:stroke-color="#000000" draw:marker-start-width="0.339cm" draw:marker-end-width="0.339cm" draw:fill="solid" draw:fill-color="#000000" draw:textarea-horizontal-align="justify" draw:textarea-vertical-align="middle" draw:auto-grow-height="false" fo:min-height="0cm" fo:min-width="0cm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1cm" svg:stroke-color="#000000" draw:marker-start-width="0.339cm" draw:marker-end-width="0.339cm" draw:fill="solid" draw:fill-color="#ffffff" draw:textarea-horizontal-align="justify" draw:textarea-vertical-align="middle" draw:auto-grow-height="false" fo:min-height="0cm" fo:min-width="0cm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3.358cm" svg:y="-0.714cm" svg:width="5.172cm" svg:height="5.36cm" draw:z-index="0"><draw:image xlink:href="Pictures/2000000700001669000016E81FD63D14.svm" xlink:type="simple" xlink:show="embed" xlink:actuate="onLoad"/></draw:frame>Jérémy Choisy</text:p>
      <text:p text:style-name="P4">La Bastide du Loup</text:p>
      <text:p text:style-name="P4">211 chemin de la carrière de Montmeuille</text:p>
      <text:p text:style-name="P4">06480 La Colle sur loup</text:p>
      <text:p text:style-name="P4">choisy.jeremy@gmail.com</text:p>
      <text:p text:style-name="P4">07.75.21.36.24</text:p>
      <text:p text:style-name="P4">26 ans</text:p>
      <text:p text:style-name="P4"><text:span text:style-name="T12"/></text:p>
      <text:p text:style-name="P12"><text:span text:style-name="T12">Stage informatique du 13 mai 2019 au 23 août 2019</text:span></text:p>
      <text:p text:style-name="P3"/>
      <text:p text:style-name="P3">Formation </text:p>
      <text:p text:style-name="P9"><draw:line text:anchor-type="paragraph" draw:z-index="18" draw:style-name="gr1" draw:text-style-name="P13" svg:x1="-0.046cm" svg:y1="0.245cm" svg:x2="16.993cm" svg:y2="0.245cm"><text:p/></draw:line></text:p>
      <text:p text:style-name="P9"><text:span text:style-name="T11">2018<text:tab/><text:tab/> </text:span><text:s/>L3 MIAGE, Université Nice Sophia-Antipolis.</text:p>
      <text:p text:style-name="P9"><text:span text:style-name="T11">2010 - 2012</text:span>  <text:s text:c="2"/>DUT Informatique, Université Nice Sophia-Antipolis.</text:p>
      <text:p text:style-name="P9"><text:span text:style-name="T11">2009 - 2010</text:span>  <text:s/>1er semestre Polytech'Sophia, Université Nice Sophia-Antipolis.</text:p>
      <text:p text:style-name="P9"><text:span text:style-name="T11">2009</text:span>  <text:s text:c="13"/>Baccalauréat S mention AB, Lycée Auguste Renoir.</text:p>
      <text:p text:style-name="P1"/>
      <text:p text:style-name="P2">Expériences professionnelles</text:p>
      <text:p text:style-name="P6"><draw:line text:anchor-type="paragraph" draw:z-index="2" draw:style-name="gr1" draw:text-style-name="P14" svg:x1="-0.02cm" svg:y1="0.245cm" svg:x2="17.021cm" svg:y2="0.245cm"><text:p/></draw:line></text:p>
      <text:p text:style-name="P6">Depuis novembre 2018 <text:span text:style-name="T1">Consultant Junior MIAGE Concept Nice : conception et réalisation de projets de développement informatique pour des particuliers ou entreprises.</text:span></text:p>
      <text:p text:style-name="P6">Avril – juin 2012 <text:span text:style-name="T1">Stage de fin d'études à Arkopharma : conception et développement d'une application de gestion d'emploi du temps en VBA Excel.</text:span></text:p>
      <text:p text:style-name="P9"/>
      <text:p text:style-name="P5">Autres :</text:p>
      <text:p text:style-name="P6"/>
      <text:p text:style-name="P6">Avril 2018 <text:s/><text:span text:style-name="T2">Boundary Bend Estate (Australie) </text:span>: <text:span text:style-name="T1">conducteur / opérateur d'un harvester Colossus XL.</text:span></text:p>
      <text:p text:style-name="P6">Janvier – avril 2018 <text:s/><text:span text:style-name="T2">Select Harvest (Australie) : </text:span><text:span text:style-name="T4">g</text:span><text:span text:style-name="T1">estion des stocks.</text:span></text:p>
      <text:p text:style-name="Standard"><text:span text:style-name="T7">Novembre 2017 – janvier 2018 <text:s/></text:span><text:span text:style-name="T9">Géant Casino </text:span><text:span text:style-name="T10">: </text:span><text:span text:style-name="T6">m</text:span><text:span text:style-name="T8">anutentionnaire polyvalent chargé du remplissage et de la gestion des rayons.</text:span></text:p>
      <text:p text:style-name="P6">Janvier – octobre 2017 <text:s/><text:span text:style-name="T2">Select Harvest</text:span><text:span text:style-name="T1"> </text:span><text:span text:style-name="T2">(Australie) : </text:span><text:span text:style-name="T4">m</text:span><text:span text:style-name="T1">ême poste qu'en janvier 2018</text:span></text:p>
      <text:p text:style-name="P6">Février 2013 – décembre 2016 <text:s/><text:span text:style-name="T2">Mcdonald's : employé polyvalent</text:span><text:span text:style-name="T4">.</text:span></text:p>
      <text:p text:style-name="P7"/>
      <text:p text:style-name="P2">Compétences</text:p>
      <text:p text:style-name="P6"><draw:line text:anchor-type="paragraph" draw:z-index="1" draw:style-name="gr1" draw:text-style-name="P13" svg:x1="-0.046cm" svg:y1="0.245cm" svg:x2="16.993cm" svg:y2="0.245cm"><text:p/></draw:line></text:p>
      <text:p text:style-name="P6">Programmation</text:p>
      <text:p text:style-name="P6"><draw:custom-shape text:anchor-type="paragraph" draw:z-index="19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2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style-name="gr5" draw:text-style-name="P13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style-name="gr5" draw:text-style-name="P13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style-name="gr5" draw:text-style-name="P13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style-name="gr4" draw:text-style-name="P13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style-name="gr4" draw:text-style-name="P13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5" draw:text-style-name="P13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5" draw:text-style-name="P13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5" draw:text-style-name="P13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4" draw:text-style-name="P13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4" draw:text-style-name="P13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4" draw:text-style-name="P13" svg:width="0.398cm" svg:height="0.371cm" svg:x="14.506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4" draw:text-style-name="P13" svg:width="0.398cm" svg:height="0.371cm" svg:x="13.977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style-name="gr5" draw:text-style-name="P13" svg:width="0.398cm" svg:height="0.371cm" svg:x="15.062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4" draw:text-style-name="P13" svg:width="0.398cm" svg:height="0.371cm" svg:x="13.421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4" draw:text-style-name="P13" svg:width="0.398cm" svg:height="0.371cm" svg:x="12.839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 text:c="2"/>Algorithmique</text:span><text:span text:style-name="T1"> <text:s text:c="8"/>C <text:s text:c="39"/></text:span><text:span text:style-name="T2">Objet</text:span><text:span text:style-name="T4"><text:tab/> <text:s text:c="3"/>C++</text:span></text:p>
      <text:p text:style-name="P6"><draw:custom-shape text:anchor-type="paragraph" draw:z-index="34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style-name="gr4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<text:tab/><text:tab/><text:tab/> <text:s/>VB<text:tab/><text:tab/><text:tab/><text:tab/><text:tab/> <text:s text:c="3"/></text:span><text:span text:style-name="T4">Java</text:span></text:p>
      <text:p text:style-name="P9"><draw:custom-shape text:anchor-type="paragraph" draw:z-index="49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A</text:p>
      <text:p text:style-name="P10"><draw:custom-shape text:anchor-type="paragraph" draw:z-index="139" draw:style-name="gr4" draw:text-style-name="P13" svg:width="0.398cm" svg:height="0.371cm" svg:x="14.506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" draw:style-name="gr4" draw:text-style-name="P13" svg:width="0.398cm" svg:height="0.371cm" svg:x="13.977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style-name="gr5" draw:text-style-name="P13" svg:width="0.398cm" svg:height="0.371cm" svg:x="15.062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style-name="gr4" draw:text-style-name="P13" svg:width="0.398cm" svg:height="0.371cm" svg:x="13.42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4" draw:text-style-name="P13" svg:width="0.398cm" svg:height="0.371cm" svg:x="12.839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5" draw:text-style-name="P13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5" draw:text-style-name="P13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" draw:style-name="gr5" draw:text-style-name="P13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style-name="gr4" draw:text-style-name="P13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4" draw:text-style-name="P13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5" draw:text-style-name="P13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style-name="gr4" draw:text-style-name="P13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style-name="gr5" draw:text-style-name="P13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" draw:style-name="gr4" draw:text-style-name="P13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style-name="gr4" draw:text-style-name="P13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/text:p>
      <text:p text:style-name="P6"><draw:custom-shape text:anchor-type="paragraph" draw:z-index="64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 text:c="2"/>Système<text:tab/> <text:s text:c="12"/></text:span><text:span text:style-name="T4">Bash<text:tab/><text:tab/><text:tab/><text:tab/> <text:s/></text:span><text:span text:style-name="T2">Web <text:s text:c="3"/></text:span><text:span text:style-name="T4">HTML</text:span></text:p>
      <text:p text:style-name="P8"><draw:custom-shape text:anchor-type="paragraph" draw:z-index="79" draw:style-name="gr2" draw:text-style-name="P13" svg:width="0.398cm" svg:height="0.371cm" svg:x="7.548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13" svg:width="0.398cm" svg:height="0.371cm" svg:x="7.019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style-name="gr3" draw:text-style-name="P13" svg:width="0.398cm" svg:height="0.371cm" svg:x="8.10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2" draw:text-style-name="P13" svg:width="0.398cm" svg:height="0.371cm" svg:x="6.46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2" draw:text-style-name="P13" svg:width="0.398cm" svg:height="0.371cm" svg:x="5.881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style-name="gr3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style-name="gr3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style-name="gr3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3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style-name="gr4" draw:text-style-name="P13" svg:width="0.398cm" svg:height="0.371cm" svg:x="14.50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style-name="gr4" draw:text-style-name="P13" svg:width="0.398cm" svg:height="0.371cm" svg:x="13.977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style-name="gr5" draw:text-style-name="P13" svg:width="0.398cm" svg:height="0.371cm" svg:x="15.062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style-name="gr4" draw:text-style-name="P13" svg:width="0.398cm" svg:height="0.371cm" svg:x="13.42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style-name="gr4" draw:text-style-name="P13" svg:width="0.398cm" svg:height="0.371cm" svg:x="12.83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style-name="gr5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style-name="gr5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5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6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7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8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Script<text:tab/><text:tab/><text:tab/><text:tab/> <text:s text:c="2"/>PHP</text:p>
      <text:p text:style-name="P8"><draw:custom-shape text:anchor-type="paragraph" draw:z-index="169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1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2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3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4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5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8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9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0" draw:style-name="gr4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style-name="gr5" draw:text-style-name="P13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text:tab/><text:tab/><text:tab/><text:tab/><text:tab/><text:tab/><text:tab/><text:tab/> <text:s/>Javascript</text:p>
      <text:p text:style-name="P9"><draw:custom-shape text:anchor-type="paragraph" draw:z-index="108" draw:style-name="gr2" draw:text-style-name="P13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style-name="gr2" draw:text-style-name="P13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3" draw:text-style-name="P13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13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style-name="gr3" draw:text-style-name="P13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2" draw:text-style-name="P13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style-name="gr2" draw:text-style-name="P13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style-name="gr3" draw:text-style-name="P13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style-name="gr3" draw:text-style-name="P13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style-name="gr3" draw:text-style-name="P13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style-name="gr2" draw:text-style-name="P13" svg:width="0.398cm" svg:height="0.371cm" svg:x="5.85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2" draw:text-style-name="P13" svg:width="0.398cm" svg:height="0.371cm" svg:x="6.43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3" draw:text-style-name="P13" svg:width="0.398cm" svg:height="0.371cm" svg:x="8.0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13" svg:width="0.398cm" svg:height="0.371cm" svg:x="6.99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13" svg:width="0.398cm" svg:height="0.371cm" svg:x="7.5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7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8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9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0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1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2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3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4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5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6" draw:style-name="gr5" draw:text-style-name="P13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7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8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"> <text:s/></text:span><text:span text:style-name="T3">Base de données <text:s text:c="3"/></text:span><text:span text:style-name="T5">MYSQL <text:s text:c="28"/></text:span><text:span text:style-name="T3">Mobile</text:span><text:span text:style-name="T5"> <text:s/>React Native </text:span></text:p>
      <text:p text:style-name="P7"/>
      <text:p text:style-name="P7">Linguistique</text:p>
      <text:p text:style-name="P6"><draw:custom-shape text:anchor-type="paragraph" draw:z-index="3" draw:style-name="gr2" draw:text-style-name="P13" svg:width="0.398cm" svg:height="0.371cm" svg:x="5.64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2" draw:text-style-name="P13" svg:width="0.398cm" svg:height="0.371cm" svg:x="5.114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3" draw:text-style-name="P13" svg:width="0.398cm" svg:height="0.371cm" svg:x="6.19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13" svg:width="0.398cm" svg:height="0.371cm" svg:x="4.55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13" svg:width="0.398cm" svg:height="0.371cm" svg:x="3.97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Anglais</text:span><text:span text:style-name="T4"> <text:tab/><text:tab/> <text:s/></text:span></text:p>
      <text:p text:style-name="P6"><draw:custom-shape text:anchor-type="paragraph" draw:z-index="8" draw:style-name="gr3" draw:text-style-name="P13" svg:width="0.398cm" svg:height="0.371cm" svg:x="5.64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3" draw:text-style-name="P13" svg:width="0.398cm" svg:height="0.371cm" svg:x="5.11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3" draw:text-style-name="P13" svg:width="0.398cm" svg:height="0.371cm" svg:x="6.19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2" draw:text-style-name="P13" svg:width="0.398cm" svg:height="0.371cm" svg:x="4.55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2" draw:text-style-name="P13" svg:width="0.398cm" svg:height="0.371cm" svg:x="3.97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Espagnol</text:span><text:span text:style-name="T4"> <text:s text:c="16"/></text:span></text:p>
      <text:p text:style-name="P6"><draw:custom-shape text:anchor-type="paragraph" draw:z-index="13" draw:style-name="gr3" draw:text-style-name="P13" svg:width="0.398cm" svg:height="0.371cm" svg:x="5.64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3" draw:text-style-name="P13" svg:width="0.398cm" svg:height="0.371cm" svg:x="5.11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3" draw:text-style-name="P13" svg:width="0.398cm" svg:height="0.371cm" svg:x="6.19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3" draw:text-style-name="P13" svg:width="0.398cm" svg:height="0.371cm" svg:x="4.55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2" draw:text-style-name="P13" svg:width="0.398cm" svg:height="0.371cm" svg:x="3.97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Japonais</text:span><text:span text:style-name="T4"><text:tab/><text:tab/> <text:s/></text:span></text:p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3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3T15:03:13.68</meta:creation-date>
    <dc:date>2018-11-06T14:00:25.67</dc:date>
    <meta:editing-duration>PT1H8M17S</meta:editing-duration>
    <meta:editing-cycles>8</meta:editing-cycles>
    <meta:generator>OpenOffice/4.1.5$Win32 OpenOffice.org_project/415m1$Build-9789</meta:generator>
    <meta:document-statistic meta:table-count="0" meta:image-count="1" meta:object-count="0" meta:page-count="2" meta:paragraph-count="36" meta:word-count="207" meta:character-count="1602"/>
  </office:meta>
</office:document-meta>
</file>